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RXQDS+Helvetica" svg:font-family="HRXQDS+Helvetica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-17.508cm" fo:margin-right="0cm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cc0000"/>
    </style:style>
    <style:style style:name="P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0000"/>
    </style:style>
    <style:style style:name="T3" style:family="text">
      <style:text-properties style:font-name="HRXQDS+Helvetica" style:font-name-asian="HRXQDS+Helvetica" style:font-name-complex="HRXQDS+Helvetica"/>
    </style:style>
    <style:style style:name="T4" style:family="text">
      <style:text-properties fo:color="#ff0000"/>
    </style:style>
    <style:style style:name="T5" style:family="text">
      <style:text-properties fo:color="#000000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P MAS 2009 Group </text:span><text:span text:style-name="T3">13.3</text:span></text:p>
      <text:p text:style-name="P2"><text:span text:style-name="T1">Project:</text:span> HIDATO Game</text:p>
      <text:p text:style-name="P3">Team members:</text:p>
      <text:p text:style-name="P5">Matus Pleva<text:tab/><text:tab/>matus@kktts.sk </text:p>
      <text:p text:style-name="P5">Michal Babacek<text:tab/>michal.babacek@gmail.com </text:p>
      <text:p text:style-name="P5">Adrien Daunou<text:tab/>daunou.adrien@free.fr</text:p>
      <text:p text:style-name="P5"/>
      <text:p text:style-name="Standard"><text:span text:style-name="T1">Version:</text:span> <text:span text:style-name="T2">first delivery</text:span></text:p>
      <text:p text:style-name="P7"/>
      <text:p text:style-name="P4">Use-Case diagram description</text:p>
      <text:p text:style-name="P6"><text:s text:c="3"/></text:p>
      <text:list text:style-name="L1">
        <text:list-item>
          <text:p text:style-name="P8"><text:span text:style-name="T1">new game</text:span> - user starts a new game</text:p>
          <text:list>
            <text:list-item>
              <text:p text:style-name="P8"><text:span text:style-name="T1">generate game</text:span> - user can let the system generate the game according to provided parameters (difficulty level, board shape, number of cells, <text:s/>number of cells already filled)</text:p>
              <text:list>
                <text:list-item>
                  <text:p text:style-name="P8"><text:span text:style-name="T1">save game</text:span> – user can save game</text:p>
                </text:list-item>
              </text:list>
            </text:list-item>
            <text:list-item>
              <text:p text:style-name="P8"><text:span text:style-name="T1">create a user-input game </text:span>- user can create its own game <text:span text:style-name="T5">(he sets number of cells)</text:span></text:p>
              <text:list>
                <text:list-item>
                  <text:p text:style-name="P8"><text:span text:style-name="T1">fill cells</text:span> – user fills cells with numbers</text:p>
                </text:list-item>
                <text:list-item>
                  <text:p text:style-name="P8"><text:span text:style-name="T1">validate</text:span> – validate matrix</text:p>
                </text:list-item>
                <text:list-item>
                  <text:p text:style-name="P8"><text:span text:style-name="T1">save game</text:span> – user can save game</text:p>
                </text:list-item>
              </text:list>
            </text:list-item>
          </text:list>
        </text:list-item>
        <text:list-item>
          <text:p text:style-name="P8"><text:span text:style-name="T1">play</text:span> - user solves Hidato game (if user reaches high score, his name and score is saved in score-list)</text:p>
          <text:list>
            <text:list-item>
              <text:p text:style-name="P8"><text:span text:style-name="T1">ask for help</text:span> – user can ask for help</text:p>
            </text:list-item>
            <text:list-item>
              <text:p text:style-name="P8"><text:span text:style-name="T1">save game</text:span> – user can save game</text:p>
            </text:list-item>
            <text:list-item>
              <text:p text:style-name="P8"><text:span text:style-name="T1">show solution</text:span> – reveals either the generated or user-input game solution</text:p>
            </text:list-item>
          </text:list>
        </text:list-item>
        <text:list-item>
          <text:p text:style-name="P8"><text:span text:style-name="T1">load game</text:span> – user loads saved game</text:p>
        </text:list-item>
        <text:list-item>
          <text:p text:style-name="P20"><text:span text:style-name="T1">browse score-list</text:span> – score list is shown</text:p>
        </text:list-item>
        <text:list-item>
          <text:p text:style-name="P20"><text:span text:style-name="T1">read manual</text:span> – user manual for Hidato game is sh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RXQDS+Helvetica" svg:font-family="HRXQDS+Helvetica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ichal Babacek</meta:initial-creator>
    <meta:creation-date>2009-10-08T19:03:08</meta:creation-date>
    <dc:creator>matus pleva</dc:creator>
    <dc:date>2009-10-09T11:07:46</dc:date>
    <meta:editing-cycles>10</meta:editing-cycles>
    <meta:editing-duration>PT48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66" meta:character-count="990"/>
  </office:meta>
</office:document-meta>
</file>